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 style:list-style-name="L6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 style:list-style-name="L3"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text-underline-style="none" style:font-size-asian="10pt" style:font-size-complex="10pt"/>
    </style:style>
    <style:style style:name="P8" style:family="paragraph" style:parent-style-name="Standard" style:list-style-name="L5">
      <style:text-properties fo:font-size="10pt" style:text-underline-style="none" style:font-size-asian="10pt" style:font-size-complex="10pt"/>
    </style:style>
    <style:style style:name="P9" style:family="paragraph" style:parent-style-name="Standard" style:list-style-name="L7">
      <style:text-properties fo:font-size="10pt" style:text-underline-style="none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4 Encore de la Logique </text:p>
      <text:p text:style-name="P1"/>
      <text:p text:style-name="P2">Exercice 4.1 : </text:p>
      <text:p text:style-name="P4"/>
      <text:list xml:id="list6737355263885395582" text:style-name="L1">
        <text:list-item>
          <text:p text:style-name="P5"><text:s/>Si Tutu &gt; Toto + 4 ET Tata = "OK" Alors</text:p>
        </text:list-item>
        <text:list-item>
          <text:p text:style-name="P5">Tutu = Tutu + 1</text:p>
        </text:list-item>
        <text:list-item>
          <text:p text:style-name="P5">Sinon</text:p>
        </text:list-item>
        <text:list-item>
          <text:p text:style-name="P5">Tutu = Tutu - 1</text:p>
        </text:list-item>
        <text:list-item>
          <text:p text:style-name="P5">Finsi</text:p>
        </text:list-item>
      </text:list>
      <text:p text:style-name="P4"/>
      <text:p text:style-name="P2">Exercice 4 .2 :</text:p>
      <text:p text:style-name="P4"/>
      <text:list xml:id="list2103245254784723519" text:style-name="L3">
        <text:list-item>
          <text:p text:style-name="P6">Ecrire "Entrez les heures, puis les minutes : "</text:p>
        </text:list-item>
        <text:list-item>
          <text:p text:style-name="P6">Lire h, m</text:p>
        </text:list-item>
        <text:list-item>
          <text:p text:style-name="P6">m = m + 1</text:p>
        </text:list-item>
        <text:list-item>
          <text:p text:style-name="P6">Si m = 60 Alors</text:p>
        </text:list-item>
        <text:list-item>
          <text:p text:style-name="P6"><text:s text:c="2"/>m = 0</text:p>
        </text:list-item>
        <text:list-item>
          <text:p text:style-name="P6"><text:s text:c="2"/>h = h + 1</text:p>
        </text:list-item>
        <text:list-item>
          <text:p text:style-name="P6">FinSi</text:p>
        </text:list-item>
        <text:list-item>
          <text:p text:style-name="P6">Si h = 24 Alors</text:p>
        </text:list-item>
        <text:list-item>
          <text:p text:style-name="P6"><text:s text:c="2"/>h = 0</text:p>
        </text:list-item>
        <text:list-item>
          <text:p text:style-name="P6">FinSi</text:p>
        </text:list-item>
        <text:list-item>
          <text:p text:style-name="P6">Ecrire "Dans une minute il sera ", h, "heure(s) ", m, "minute(s)"</text:p>
        </text:list-item>
      </text:list>
      <text:p text:style-name="P4"/>
      <text:p text:style-name="P2">Exercice 4.3 :</text:p>
      <text:p text:style-name="P2"/>
      <text:list xml:id="list4315449007726972466" text:style-name="L5">
        <text:list-item>
          <text:p text:style-name="P8">Lire h, m, s</text:p>
        </text:list-item>
        <text:list-item>
          <text:p text:style-name="P8">s = s + 1</text:p>
        </text:list-item>
        <text:list-item>
          <text:p text:style-name="P8">Si s = 60 Alors</text:p>
        </text:list-item>
        <text:list-item>
          <text:p text:style-name="P8"><text:s text:c="2"/>s = 0</text:p>
        </text:list-item>
        <text:list-item>
          <text:p text:style-name="P8"><text:s text:c="2"/>m = m + 1</text:p>
        </text:list-item>
        <text:list-item>
          <text:p text:style-name="P8">FinSi</text:p>
        </text:list-item>
        <text:list-item>
          <text:p text:style-name="P8">Si m = 60 Alors</text:p>
        </text:list-item>
        <text:list-item>
          <text:p text:style-name="P8"><text:s text:c="2"/>m = 0</text:p>
        </text:list-item>
        <text:list-item>
          <text:p text:style-name="P8"><text:s text:c="2"/>h = h + 1</text:p>
        </text:list-item>
        <text:list-item>
          <text:p text:style-name="P8">FinSi</text:p>
        </text:list-item>
        <text:list-item>
          <text:p text:style-name="P8">Si h = 24 Alors</text:p>
        </text:list-item>
        <text:list-item>
          <text:p text:style-name="P8"><text:s text:c="2"/>h = 0</text:p>
        </text:list-item>
        <text:list-item>
          <text:p text:style-name="P8">FinSi</text:p>
        </text:list-item>
        <text:list-item>
          <text:p text:style-name="P8">Ecrire "Dans une seconde il sera ", h, "h", m, "m et ", s, "s"</text:p>
        </text:list-item>
      </text:list>
      <text:p text:style-name="P7"/>
      <text:p text:style-name="P2">Exercice4.4 :</text:p>
      <text:list xml:id="list455775618875683004" text:style-name="L7">
        <text:list-item>
          <text:p text:style-name="P9">Ecrire "Nombre de photocopies : "</text:p>
        </text:list-item>
        <text:list-item>
          <text:p text:style-name="P9">Lire N</text:p>
        </text:list-item>
        <text:list-item>
          <text:p text:style-name="P9">Si N &lt;= 10 Alors</text:p>
        </text:list-item>
        <text:list-item>
          <text:p text:style-name="P9">P = N * 0,10</text:p>
        </text:list-item>
        <text:list-item>
          <text:p text:style-name="P9">Sinon si N &lt;= 30 Alors</text:p>
        </text:list-item>
        <text:list-item>
          <text:p text:style-name="P9">p = 10 * 0,1 + (N - 10) - 0,09</text:p>
        </text:list-item>
        <text:list-item>
          <text:p text:style-name="P9">Ecrire " Le Total"</text:p>
        </text:list-item>
        <text:list-item>
          <text:p text:style-name="P9">Finsi</text:p>
        </text:list-item>
      </text:list>
      <text:list xml:id="list7022476299625726202" text:style-name="L6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11T15:01:29.68</meta:creation-date>
    <meta:document-statistic meta:table-count="0" meta:image-count="0" meta:object-count="0" meta:page-count="1" meta:paragraph-count="43" meta:word-count="232" meta:character-count="728"/>
    <dc:date>2020-08-11T16:55:03.28</dc:date>
    <meta:editing-duration>PT52M59S</meta:editing-duration>
    <meta:editing-cycles>1</meta:editing-cycles>
    <meta:generator>OpenOffice/4.1.7$Win32 OpenOffice.org_project/417m1$Build-9800</meta:generator>
  </office:meta>
</office:document-meta>
</file>